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Fine_20_Dashed" svg:stroke-width="0.05cm" draw:marker-start-width="0.125cm" draw:marker-end="Extrémités_20_de_20_flèche_20_1" draw:marker-end-width="0.125cm" draw:textarea-horizontal-align="justify" draw:textarea-vertical-align="middle" draw:auto-grow-height="false" fo:padding-top="0.15cm" fo:padding-bottom="0.15cm" fo:padding-left="0.275cm" fo:padding-right="0.275cm"/>
      <style:paragraph-properties style:writing-mode="lr-tb"/>
    </style:style>
    <style:style style:name="gr2" style:family="graphic" style:parent-style-name="objectwithoutfill">
      <style:graphic-properties draw:stroke="solid" draw:stroke-dash="Line_20_with_20_Fine_20_Dots" svg:stroke-width="0.05cm" draw:marker-start-width="0.08cm" draw:marker-end="Arrow" draw:marker-end-width="0.2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Fine_20_Dashed" svg:stroke-width="0.1cm" draw:marker-start-width="0.05cm" draw:marker-end="Extrémités_20_de_20_flèche_20_1" draw:marker-end-width="0.05cm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draw:stroke-dash="Fine_20_Dashed" svg:stroke-width="0.2cm" svg:stroke-color="#000000" draw:marker-end="Extrémités_20_de_20_flèche_20_1" draw:fill="none" draw:fill-color="#ffffff" fo:min-height="0.55cm" fo:padding-top="0.225cm" fo:padding-bottom="0.225cm" fo:padding-left="0.35cm" fo:padding-right="0.35cm"/>
      <style:paragraph-properties style:writing-mode="lr-tb"/>
    </style:style>
    <style:style style:name="gr5" style:family="graphic" style:parent-style-name="standard">
      <style:graphic-properties draw:stroke="solid" draw:stroke-dash="Fine_20_Dashed" svg:stroke-width="0.05cm" draw:marker-start-width="0.125cm" draw:marker-end="Extrémités_20_de_20_flèche_20_1" draw:marker-end-width="0.125cm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Fine_20_Dashed" svg:stroke-width="0.05cm" draw:marker-start-width="0.08cm" draw:marker-end="Arrow" draw:marker-end-width="0.2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Fine_20_Dashed" svg:stroke-width="0.05cm" draw:marker-start-width="0.125cm" draw:marker-end="Extrémités_20_de_20_flèche_20_1" draw:marker-end-width="0.125cm" draw:textarea-horizontal-align="justify" draw:textarea-vertical-align="middle" draw:auto-grow-height="false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draw:stroke="dash" draw:stroke-dash="Fine_20_Dashed" svg:stroke-width="0.05cm" draw:marker-start-width="0.125cm" draw:marker-end="Extrémités_20_de_20_flèche_20_1" draw:marker-end-width="0.125cm" draw:textarea-horizontal-align="justify" draw:textarea-vertical-align="middle" draw:auto-grow-height="false" fo:min-height="0.2cm" fo:min-width="2.25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draw:stroke="dash" draw:stroke-dash="Fine_20_Dashed" svg:stroke-width="0.05cm" draw:marker-start-width="0.125cm" draw:marker-end="Extrémités_20_de_20_flèche_20_1" draw:marker-end-width="0.125cm" draw:textarea-horizontal-align="justify" draw:textarea-vertical-align="middle" draw:auto-grow-height="false" fo:min-height="0.2cm" fo:min-width="2.05cm" fo:padding-top="0.15cm" fo:padding-bottom="0.15cm" fo:padding-left="0.275cm" fo:padding-right="0.275cm"/>
      <style:paragraph-properties style:writing-mode="lr-tb"/>
    </style:style>
    <style:style style:name="gr10" style:family="graphic" style:parent-style-name="standard">
      <style:graphic-properties draw:stroke="none" draw:stroke-dash="Fine_20_Dashed" svg:stroke-width="0.2cm" svg:stroke-color="#000000" draw:marker-end="Extrémités_20_de_20_flèche_20_1" draw:fill="none" draw:fill-color="#ffffff" fo:min-height="0.475cm" fo:padding-top="0.225cm" fo:padding-bottom="0.225cm" fo:padding-left="0.35cm" fo:padding-right="0.35cm"/>
      <style:paragraph-properties style:writing-mode="lr-tb"/>
    </style:style>
    <style:style style:name="gr11" style:family="graphic" style:parent-style-name="standard">
      <style:graphic-properties draw:stroke="dash" draw:stroke-dash="Fine_20_Dashed" svg:stroke-width="0.05cm" draw:marker-start-width="0.125cm" draw:marker-end="Extrémités_20_de_20_flèche_20_1" draw:marker-end-width="0.125cm" draw:textarea-horizontal-align="justify" draw:textarea-vertical-align="middle" draw:auto-grow-height="false" fo:min-height="0.2cm" fo:min-width="2.45cm" fo:padding-top="0.15cm" fo:padding-bottom="0.15cm" fo:padding-left="0.275cm" fo:padding-right="0.275cm"/>
      <style:paragraph-properties style:writing-mode="lr-tb"/>
    </style:style>
    <style:style style:name="gr12" style:family="graphic" style:parent-style-name="standard">
      <style:graphic-properties draw:stroke="dash" draw:stroke-dash="Fine_20_Dashed" svg:stroke-width="0.05cm" draw:marker-start-width="0.125cm" draw:marker-end="Extrémités_20_de_20_flèche_20_1" draw:marker-end-width="0.125cm" draw:textarea-horizontal-align="justify" draw:textarea-vertical-align="middle" draw:auto-grow-height="false" fo:min-height="0.2cm" fo:min-width="2.65cm" fo:padding-top="0.15cm" fo:padding-bottom="0.15cm" fo:padding-left="0.275cm" fo:padding-right="0.275cm"/>
      <style:paragraph-properties style:writing-mode="lr-tb"/>
    </style:style>
    <style:style style:name="gr13" style:family="graphic" style:parent-style-name="standard">
      <style:graphic-properties draw:stroke="dash" draw:stroke-dash="Fine_20_Dashed" svg:stroke-width="0.1cm" draw:marker-end="Extrémités_20_de_20_flèche_20_1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6cm" svg:height="1cm" svg:x="0.2cm" svg:y="0.2cm">
          <text:p text:style-name="P1"><text:span text:style-name="T1">Tournament .. New</text:span></text:p>
          <text:p text:style-name="P1"><text:span text:style-name="T1">Tournament .. Op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3.8cm" svg:y1="0.7cm" svg:x2="4.8cm" svg:y2="0.7cm">
          <text:p/>
        </draw:line>
        <draw:custom-shape draw:style-name="gr3" draw:text-style-name="P1" draw:layer="layout" svg:width="8cm" svg:height="2cm" svg:x="3.1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7.1cm" svg:height="1cm" svg:x="3.5cm" svg:y="10.5cm">
          <draw:text-box>
            <text:p><text:span text:style-name="T2">Options .. Tournament options</text:span></text:p>
          </draw:text-box>
        </draw:frame>
        <draw:custom-shape draw:style-name="gr5" draw:text-style-name="P1" draw:layer="layout" svg:width="3.6cm" svg:height="1cm" svg:x="4.8cm" svg:y="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4cm" svg:height="1cm" svg:x="9.4cm" svg:y="0.2cm">
          <text:p text:style-name="P1"><text:span text:style-name="T1">Games .. Pa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4cm" svg:height="1cm" svg:x="12.8cm" svg:y="0.2cm">
          <text:p text:style-name="P1"><text:span text:style-name="T1">Games .. Resul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6cm" svg:height="1cm" svg:x="16.2cm" svg:y="0.2cm">
          <text:p text:style-name="P1"><text:span text:style-name="T1">Publish .. Publi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6cm" svg:height="1cm" svg:x="4.8cm" svg:y="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6cm" svg:height="1cm" svg:x="4.8cm" svg:y="0.2cm">
          <text:p text:style-name="P1"><text:span text:style-name="T1">Players .. Players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8.4cm" svg:y1="0.7cm" svg:x2="9.4cm" svg:y2="0.7cm">
          <text:p/>
        </draw:line>
        <draw:line draw:style-name="gr2" draw:text-style-name="P3" draw:layer="layout" svg:x1="11.8cm" svg:y1="0.7cm" svg:x2="12.8cm" svg:y2="0.7cm">
          <text:p/>
        </draw:line>
        <draw:line draw:style-name="gr2" draw:text-style-name="P3" draw:layer="layout" svg:x1="15.2cm" svg:y1="0.7cm" svg:x2="16.2cm" svg:y2="0.7cm">
          <text:p/>
        </draw:line>
        <draw:line draw:style-name="gr6" draw:text-style-name="P3" draw:layer="layout" svg:x1="1cm" svg:y1="1.2cm" svg:x2="1cm" svg:y2="2.2cm">
          <text:p/>
        </draw:line>
        <draw:line draw:style-name="gr6" draw:text-style-name="P3" draw:layer="layout" svg:x1="0.6cm" svg:y1="1.2cm" svg:x2="0.6cm" svg:y2="3.8cm">
          <text:p/>
        </draw:line>
        <draw:custom-shape draw:style-name="gr7" draw:text-style-name="P5" draw:layer="layout" svg:width="2.8cm" svg:height="0.8cm" svg:x="1cm" svg:y="2.2cm">
          <text:p text:style-name="P1"><text:span text:style-name="T3">Tournament .. Im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.2cm" svg:height="0.8cm" svg:x="0.6cm" svg:y="3.8cm">
          <text:p text:style-name="P1"><text:span text:style-name="T3">Options .. Tournament op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2.8cm" svg:height="0.5cm" svg:x="5.6cm" svg:y="2.5cm">
          <text:p text:style-name="P1"><text:span text:style-name="T3">Players .. Mac-Mahon grou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5.2cm" svg:y1="1.2cm" svg:x2="5.2cm" svg:y2="4.1cm">
          <text:p/>
        </draw:line>
        <draw:custom-shape draw:style-name="gr9" draw:text-style-name="P5" draw:layer="layout" svg:width="2.6cm" svg:height="0.5cm" svg:x="5.8cm" svg:y="1.7cm">
          <text:p text:style-name="P1"><text:span text:style-name="T3">Players .. Quick che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5.8cm" svg:y1="1.2cm" svg:x2="5.8cm" svg:y2="1.7cm">
          <text:p/>
        </draw:line>
        <draw:line draw:style-name="gr2" draw:text-style-name="P3" draw:layer="layout" svg:x1="15.445cm" svg:y1="0.715cm" svg:x2="15.4cm" svg:y2="4.1cm">
          <text:p/>
        </draw:line>
        <draw:line draw:style-name="gr2" draw:text-style-name="P3" draw:layer="layout" svg:x1="8.4cm" svg:y1="0.7cm" svg:x2="9.4cm" svg:y2="0.7cm">
          <text:p/>
        </draw:line>
        <draw:line draw:style-name="gr2" draw:text-style-name="P3" draw:layer="layout" svg:x1="9cm" svg:y1="4.1cm" svg:x2="9cm" svg:y2="0.7cm">
          <text:p/>
        </draw:line>
        <draw:line draw:style-name="gr2" draw:text-style-name="P3" draw:layer="layout" svg:x1="15.4cm" svg:y1="4.1cm" svg:x2="13.8cm" svg:y2="4.1cm">
          <text:p/>
        </draw:line>
        <draw:line draw:style-name="gr6" draw:text-style-name="P3" draw:layer="layout" svg:x1="13.316cm" svg:y1="1.2cm" svg:x2="13.3cm" svg:y2="2.215cm">
          <text:p/>
        </draw:line>
        <draw:frame draw:style-name="gr10" draw:text-style-name="P4" draw:layer="layout" svg:width="4cm" svg:height="0.925cm" svg:x="15.7cm" svg:y="4cm">
          <draw:text-box>
            <text:p><text:span text:style-name="T2">Typical flowchart</text:span></text:p>
          </draw:text-box>
        </draw:frame>
        <draw:custom-shape draw:style-name="gr1" draw:text-style-name="P5" draw:layer="layout" svg:width="3.2cm" svg:height="0.8cm" svg:x="10.6cm" svg:y="2.2cm">
          <text:p text:style-name="P1"><text:span text:style-name="T3">Publish .. Publi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draw:layer="layout" svg:width="3.2cm" svg:height="0.8cm" svg:x="10.6cm" svg:y="3.7cm">
          <text:p text:style-name="P1"><text:span text:style-name="T3">Tournament <text:s/>.. Sa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0.6cm" svg:y1="4.1cm" svg:x2="9cm" svg:y2="4.1cm">
          <text:p/>
        </draw:line>
        <draw:line draw:style-name="gr6" draw:text-style-name="P3" draw:layer="layout" svg:x1="11.216cm" svg:y1="1.2cm" svg:x2="11.2cm" svg:y2="2.215cm">
          <text:p/>
        </draw:line>
        <draw:line draw:style-name="gr6" draw:text-style-name="P3" draw:layer="layout" svg:x1="12.2cm" svg:y1="3cm" svg:x2="12.2cm" svg:y2="3.7cm">
          <text:p/>
        </draw:line>
        <draw:custom-shape draw:style-name="gr11" draw:text-style-name="P5" draw:layer="layout" svg:width="3cm" svg:height="0.5cm" svg:x="5.4cm" svg:y="3.3cm">
          <text:p text:style-name="P1"><text:span text:style-name="T3">Players .. Breizh grou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3.2cm" svg:height="0.5cm" svg:x="5.2cm" svg:y="4.1cm">
          <text:p text:style-name="P1"><text:span text:style-name="T3">Players .. Teams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5.6cm" svg:y1="1.2cm" svg:x2="5.6cm" svg:y2="2.5cm">
          <text:p/>
        </draw:line>
        <draw:line draw:style-name="gr6" draw:text-style-name="P3" draw:layer="layout" svg:x1="5.4cm" svg:y1="1.24cm" svg:x2="5.423cm" svg:y2="3.305cm">
          <text:p/>
        </draw:line>
      </draw:page>
      <draw:page draw:name="page2" draw:style-name="dp1" draw:master-page-name="Standard">
        <draw:custom-shape draw:style-name="gr13" draw:text-style-name="P1" draw:layer="layout" svg:width="8.1cm" svg:height="2.6cm" svg:x="2.9cm" svg:y="4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7" draw:display-name="Gradient 7" draw:style="linear" draw:start-color="#808080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1321 3493" svg:d="M1321 3493h-1321l702-3493z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7" draw:fill-hatch-name="Hatching_20_1" draw:fill-image-name="Bitmape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5cm" style:print-orientation="landscape"/>
    </style:page-layout>
    <style:style style:name="Mdp1" style:family="drawing-page">
      <style:drawing-page-properties draw:background-size="border" draw:fill="solid" draw:fill-color="#ffffc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2-12-16T16:02:21.81</meta:creation-date>
    <dc:date>2021-04-08T11:29:11.065000000</dc:date>
    <meta:editing-duration>PT2H19M38S</meta:editing-duration>
    <meta:editing-cycles>10</meta:editing-cycles>
    <meta:generator>LibreOffice/7.1.0.3$Windows_X86_64 LibreOffice_project/f6099ecf3d29644b5008cc8f48f42f4a40986e4c</meta:generator>
    <meta:document-statistic meta:object-count="37"/>
  </office:meta>
</office:document-meta>
</file>